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5.7743in" style:rel-column-width="58251*"/>
    </style:style>
    <style:style style:name="Table2.B" style:family="table-column">
      <style:table-column-properties style:column-width="0.7222in" style:rel-column-width="7284*"/>
    </style:style>
    <style:style style:name="Table2.A1" style:family="table-cell">
      <style:table-cell-properties style:vertical-align="middle" fo:padding="0.0382in" fo:border="none"/>
    </style:style>
    <style:style style:name="Таблиця1" style:family="table">
      <style:table-properties style:width="6.4965in" table:align="margins" style:writing-mode="lr-tb"/>
    </style:style>
    <style:style style:name="Таблиця1.A" style:family="table-column">
      <style:table-column-properties style:column-width="5.7743in" style:rel-column-width="58251*"/>
    </style:style>
    <style:style style:name="Таблиця1.B" style:family="table-column">
      <style:table-column-properties style:column-width="0.7222in" style:rel-column-width="7284*"/>
    </style:style>
    <style:style style:name="Таблиця1.A1" style:family="table-cell">
      <style:table-cell-properties style:vertical-align="middle" fo:padding="0.0382in" fo:border="none"/>
    </style:style>
    <style:style style:name="Таблиця2" style:family="table">
      <style:table-properties style:width="6.4965in" table:align="margins" style:writing-mode="lr-tb"/>
    </style:style>
    <style:style style:name="Таблиця2.A" style:family="table-column">
      <style:table-column-properties style:column-width="5.7743in" style:rel-column-width="58251*"/>
    </style:style>
    <style:style style:name="Таблиця2.B" style:family="table-column">
      <style:table-column-properties style:column-width="0.7222in" style:rel-column-width="7284*"/>
    </style:style>
    <style:style style:name="Таблиця2.A1" style:family="table-cell">
      <style:table-cell-properties style:vertical-align="middle" fo:padding="0.0382in" fo:border="none"/>
    </style:style>
    <style:style style:name="Таблиця3" style:family="table">
      <style:table-properties style:width="6.4965in" table:align="margins" style:writing-mode="lr-tb"/>
    </style:style>
    <style:style style:name="Таблиця3.A" style:family="table-column">
      <style:table-column-properties style:column-width="5.7743in" style:rel-column-width="58251*"/>
    </style:style>
    <style:style style:name="Таблиця3.B" style:family="table-column">
      <style:table-column-properties style:column-width="0.7222in" style:rel-column-width="7284*"/>
    </style:style>
    <style:style style:name="Таблиця3.A1" style:family="table-cell">
      <style:table-cell-properties style:vertical-align="middle" fo:padding="0.0382in" fo:border="none"/>
    </style:style>
    <style:style style:name="P1" style:family="paragraph" style:parent-style-name="Footer" style:master-page-name="">
      <loext:graphic-properties draw:fill="none" draw:fill-color="#729fcf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style:font-name="Liberation Serif" fo:font-size="16pt" officeooo:paragraph-rsid="00158d8f" style:font-size-asian="16pt" style:font-size-complex="16pt" fo:hyphenate="false" fo:hyphenation-remain-char-count="2" fo:hyphenation-push-char-count="2"/>
    </style:style>
    <style:style style:name="P3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/>
      </style:paragraph-properties>
      <style:text-properties fo:font-variant="normal" fo:text-transform="none" style:font-name="Liberation Serif" fo:font-size="16pt" fo:letter-spacing="normal" fo:language="uk" fo:country="UA" fo:font-style="normal" fo:font-weight="normal" officeooo:rsid="000c3162" officeooo:paragraph-rsid="00158d8f" style:font-size-asian="16pt" style:font-size-complex="16pt" fo:hyphenate="false" fo:hyphenation-remain-char-count="2" fo:hyphenation-push-char-count="2"/>
    </style:style>
    <style:style style:name="P4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officeooo:rsid="000c3162" officeooo:paragraph-rsid="00158d8f" style:font-size-asian="16pt" style:font-size-complex="16pt" fo:hyphenate="false" fo:hyphenation-remain-char-count="2" fo:hyphenation-push-char-count="2"/>
    </style:style>
    <style:style style:name="P5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officeooo:rsid="00158d8f" officeooo:paragraph-rsid="00158d8f" style:font-size-asian="16pt" style:font-size-complex="16pt" fo:hyphenate="fals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none" style:writing-mode="lr-tb"/>
      <style:text-properties style:font-name="Liberation Serif" fo:font-size="16pt" officeooo:paragraph-rsid="00158d8f" style:font-size-asian="16pt" style:font-size-complex="16pt" fo:hyphenate="fals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end" style:justify-single-word="false" fo:orphans="2" fo:widows="2" fo:hyphenation-ladder-count="no-limit" fo:text-indent="0in" style:auto-text-indent="false" fo:background-color="transparent" style:text-autospace="none" style:writing-mode="lr-tb"/>
      <style:text-properties style:font-name="Liberation Serif" fo:font-size="16pt" officeooo:paragraph-rsid="00158d8f" style:font-size-asian="16pt" style:font-size-complex="16pt" fo:hyphenate="fals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officeooo:rsid="00158d8f" officeooo:paragraph-rsid="00158d8f" style:font-size-asian="16pt" style:font-size-complex="16pt" fo:hyphenate="fals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officeooo:rsid="000c3162" officeooo:paragraph-rsid="00158d8f" style:font-size-asian="16pt" style:font-size-complex="16pt" fo:hyphenate="false" fo:hyphenation-remain-char-count="2" fo:hyphenation-push-char-count="2"/>
    </style:style>
    <style:style style:name="P10" style:family="paragraph" style:parent-style-name="Text_20_body">
      <style:text-properties officeooo:rsid="011dc744" officeooo:paragraph-rsid="011dc744"/>
    </style:style>
    <style:style style:name="P11" style:family="paragraph" style:parent-style-name="Text_20_body">
      <style:text-properties officeooo:rsid="011fb406" officeooo:paragraph-rsid="011fb406"/>
    </style:style>
    <style:style style:name="P12" style:family="paragraph" style:parent-style-name="Standard">
      <style:text-properties officeooo:rsid="0179471b" officeooo:paragraph-rsid="0179471b"/>
    </style:style>
    <style:style style:name="P13" style:family="paragraph" style:parent-style-name="Standard">
      <style:text-properties officeooo:rsid="0179d025" officeooo:paragraph-rsid="0179d025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179471b" officeooo:paragraph-rsid="0179471b"/>
    </style:style>
    <style:style style:name="P15" style:family="paragraph" style:parent-style-name="Text_20_body" style:master-page-name="First_20_Page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variant="normal" fo:text-transform="none" style:font-name="Liberation Serif" fo:font-size="14pt" fo:letter-spacing="normal" fo:language="uk" fo:country="UA" fo:font-style="normal" fo:font-weight="normal" officeooo:rsid="000c3162" officeooo:paragraph-rsid="00158d8f" style:font-size-asian="14pt" style:font-size-complex="14pt" fo:hyphenate="false" fo:hyphenation-remain-char-count="2" fo:hyphenation-push-char-count="2"/>
    </style:style>
    <style:style style:name="P16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paragraph-rsid="01210c34" fo:hyphenate="false" fo:hyphenation-remain-char-count="2" fo:hyphenation-push-char-count="2"/>
    </style:style>
    <style:style style:name="P1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52b1fc"/>
    </style:style>
    <style:style style:name="P18" style:family="paragraph" style:parent-style-name="Text_20_body">
      <style:text-properties officeooo:rsid="011dc744" officeooo:paragraph-rsid="0118780d"/>
    </style:style>
    <style:style style:name="P19" style:family="paragraph" style:parent-style-name="Text_20_body">
      <style:text-properties officeooo:rsid="01786093" officeooo:paragraph-rsid="01786093"/>
    </style:style>
    <style:style style:name="P20" style:family="paragraph" style:parent-style-name="Text_20_body">
      <style:text-properties fo:font-style="italic" fo:font-weight="bold" officeooo:rsid="01786093" officeooo:paragraph-rsid="01786093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officeooo:rsid="01893bfc" officeooo:paragraph-rsid="01893bfc"/>
    </style:style>
    <style:style style:name="P22" style:family="paragraph" style:parent-style-name="Text_20_body">
      <style:text-properties officeooo:paragraph-rsid="01893bfc"/>
    </style:style>
    <style:style style:name="P23" style:family="paragraph" style:parent-style-name="Text_20_body">
      <style:text-properties officeooo:paragraph-rsid="0189e3f2"/>
    </style:style>
    <style:style style:name="P24" style:family="paragraph" style:parent-style-name="Text_20_body">
      <style:text-properties officeooo:paragraph-rsid="018d052c"/>
    </style:style>
    <style:style style:name="P25" style:family="paragraph" style:parent-style-name="Heading_20_1" style:list-style-name="" style:master-page-name="">
      <loext:graphic-properties draw:fill="none" draw:fill-color="#729fcf"/>
      <style:paragraph-properties fo:margin-left="0in" fo:margin-right="0in" fo:margin-top="0.1665in" fo:margin-bottom="0.0835in" loext:contextual-spacing="false" fo:text-align="center" style:justify-single-word="false" fo:orphans="2" fo:widows="2" fo:hyphenation-ladder-count="no-limit" fo:text-indent="0in" style:auto-text-indent="false" style:page-number="auto" fo:background-color="transparent" fo:keep-with-next="always" style:text-autospace="none" style:writing-mode="lr-tb">
        <style:tab-stops/>
      </style:paragraph-properties>
      <style:text-properties style:font-name="Liberation Mono" fo:hyphenate="false" fo:hyphenation-remain-char-count="2" fo:hyphenation-push-char-count="2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Standard">
      <style:paragraph-properties style:page-number="1" fo:break-before="page"/>
    </style:style>
    <style:style style:name="P29" style:family="paragraph" style:parent-style-name="Heading_20_2">
      <style:text-properties officeooo:rsid="018936a1" officeooo:paragraph-rsid="018936a1"/>
    </style:style>
    <style:style style:name="P30" style:family="paragraph" style:parent-style-name="Heading_20_2">
      <style:text-properties officeooo:rsid="01893bfc" officeooo:paragraph-rsid="01893bfc"/>
    </style:style>
    <style:style style:name="P31" style:family="paragraph" style:parent-style-name="Heading_20_2">
      <style:text-properties officeooo:rsid="018d052c" officeooo:paragraph-rsid="018d052c"/>
    </style:style>
    <style:style style:name="P32" style:family="paragraph" style:parent-style-name="Heading_20_2">
      <style:text-properties officeooo:rsid="018d361d" officeooo:paragraph-rsid="018d361d"/>
    </style:style>
    <style:style style:name="P33" style:family="paragraph" style:parent-style-name="Heading_20_2">
      <style:text-properties officeooo:rsid="018f0f73" officeooo:paragraph-rsid="018f0f73"/>
    </style:style>
    <style:style style:name="P34" style:family="paragraph" style:parent-style-name="Table_20_Contents">
      <style:paragraph-properties fo:text-align="center" style:justify-single-word="false"/>
      <style:text-properties officeooo:paragraph-rsid="0052b1fc"/>
    </style:style>
    <style:style style:name="P35" style:family="paragraph" style:parent-style-name="Table_20_Contents">
      <style:paragraph-properties fo:text-align="end" style:justify-single-word="false"/>
      <style:text-properties officeooo:paragraph-rsid="0052b1fc"/>
    </style:style>
    <style:style style:name="P36" style:family="paragraph" style:parent-style-name="Heading_20_3">
      <style:text-properties officeooo:rsid="0189e3f2" officeooo:paragraph-rsid="0189e3f2"/>
    </style:style>
    <style:style style:name="P37" style:family="paragraph" style:parent-style-name="Heading_20_3">
      <style:text-properties officeooo:rsid="018b206b" officeooo:paragraph-rsid="018b206b"/>
    </style:style>
    <style:style style:name="T1" style:family="text">
      <style:text-properties officeooo:rsid="01342080"/>
    </style:style>
    <style:style style:name="T2" style:family="text">
      <style:text-properties fo:font-variant="normal" fo:text-transform="none" fo:letter-spacing="normal" fo:language="uk" fo:country="UA" fo:font-style="normal" fo:font-weight="normal" officeooo:rsid="000c3162"/>
    </style:style>
    <style:style style:name="T3" style:family="text">
      <style:text-properties fo:font-variant="normal" fo:text-transform="none" fo:letter-spacing="normal" fo:language="uk" fo:country="UA" fo:font-style="normal" fo:font-weight="normal" officeooo:rsid="00158d8f"/>
    </style:style>
    <style:style style:name="T4" style:family="text">
      <style:text-properties fo:font-variant="normal" fo:text-transform="none" fo:letter-spacing="normal" fo:language="uk" fo:country="UA" fo:font-style="normal" fo:font-weight="normal" officeooo:rsid="0015e23d"/>
    </style:style>
    <style:style style:name="T5" style:family="text">
      <style:text-properties fo:font-variant="normal" fo:text-transform="none" fo:letter-spacing="normal" fo:language="uk" fo:country="UA" fo:font-style="normal" fo:font-weight="normal" officeooo:rsid="01773769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1786093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ee2b1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17b566c" style:font-style-asian="italic" style:font-style-complex="italic"/>
    </style:style>
    <style:style style:name="T12" style:family="text">
      <style:text-properties fo:font-style="italic" officeooo:rsid="0181ab08" style:font-style-asian="italic" style:font-style-complex="italic"/>
    </style:style>
    <style:style style:name="T13" style:family="text">
      <style:text-properties fo:font-style="italic" officeooo:rsid="0185dc19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17d6cc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183fdac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17d6ccf" style:font-style-asian="italic" style:font-weight-asian="normal" style:font-style-complex="italic" style:font-weight-complex="normal"/>
    </style:style>
    <style:style style:name="T19" style:family="text">
      <style:text-properties style:text-position="sub 58%" fo:font-style="italic" fo:font-weight="normal" officeooo:rsid="0183fdac" style:font-style-asian="italic" style:font-weight-asian="normal" style:font-style-complex="italic" style:font-weight-complex="normal"/>
    </style:style>
    <style:style style:name="T20" style:family="text">
      <style:text-properties officeooo:rsid="0124352f"/>
    </style:style>
    <style:style style:name="T21" style:family="text">
      <style:text-properties officeooo:rsid="01310839"/>
    </style:style>
    <style:style style:name="T22" style:family="text">
      <style:text-properties officeooo:rsid="018224e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15">ДНІПРОВСЬКИЙ НАЦІОНАЛЬНИЙ УНІВЕРСИТЕТ ІМ. О. ГОНЧАРА ФАКУЛЬТЕТ ПРИКЛАДНОЇ <text:span text:style-name="T20">МАТЕМАТИКИ КАФЕДРА</text:span> ОБЧИСЛЮВАЛЬНОЇ МАТЕМАТИКИ ТА <text:span text:style-name="T20">МАТЕМАТИЧНОЇ</text:span> КІБЕРНЕТИКИ</text:p>
      <text:p text:style-name="P4"/>
      <text:p text:style-name="P9"/>
      <text:p text:style-name="P9"/>
      <text:p text:style-name="P9"/>
      <text:p text:style-name="P9"/>
      <text:p text:style-name="P9"/>
      <text:p text:style-name="P2"><text:span text:style-name="T2">Лабораторна робота </text:span><text:span text:style-name="T3">№</text:span><text:span text:style-name="T5">2</text:span><text:span text:style-name="T3"><text:line-break/></text:span><text:span text:style-name="T2">«</text:span><text:span text:style-name="T3">Методи розв’язання задачі Коші</text:span><text:span text:style-name="T2">»<text:line-break/>з курсу «Методи обчислень </text:span><text:span text:style-name="T4">(дод. розділи)</text:span><text:span text:style-name="T2">»</text:span></text:p>
      <text:p text:style-name="P6"><text:span text:style-name="T2">Варіант </text:span><text:span text:style-name="T3">№9</text:span></text:p>
      <text:p text:style-name="P5"/>
      <text:p text:style-name="P8"/>
      <text:p text:style-name="P8"/>
      <text:p text:style-name="P8"/>
      <text:p text:style-name="P7"><text:span text:style-name="T2">Виконав:<text:line-break/>студент групи ПА-18-</text:span><text:span text:style-name="T3">2</text:span><text:span text:style-name="T2"><text:line-break/>Лобань Г. М.</text:span></text:p>
      <text:p text:style-name="P9"/>
      <text:p text:style-name="P9"/>
      <text:p text:style-name="P9"/>
      <text:p text:style-name="P9"/>
      <text:p text:style-name="P9"/>
      <text:p text:style-name="P9"/>
      <text:p text:style-name="P3">Дніпро, 2020</text:p>
      <text:table-of-content text:style-name="Sect1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Зміст</text:p>
          </text:index-title>
          <text:p text:style-name="P27"><text:a xlink:type="simple" xlink:href="#__RefHeading___Toc357_1997611456" text:style-name="Index_20_Link" text:visited-style-name="Index_20_Link">Постановка задачі<text:tab/>2</text:a></text:p>
          <text:p text:style-name="P27"><text:a xlink:type="simple" xlink:href="#__RefHeading___Toc359_1997611456" text:style-name="Index_20_Link" text:visited-style-name="Index_20_Link">1. Основні теоретичні частини<text:tab/>3</text:a></text:p>
          <text:p text:style-name="P27"><text:a xlink:type="simple" xlink:href="#__RefHeading___Toc361_1997611456" text:style-name="Index_20_Link" text:visited-style-name="Index_20_Link">2. Чисельний експеримент та аналіз результатів<text:tab/>3</text:a></text:p>
          <text:p text:style-name="P27"><text:a xlink:type="simple" xlink:href="#__RefHeading___Toc363_1997611456" text:style-name="Index_20_Link" text:visited-style-name="Index_20_Link">Висновки<text:tab/>3</text:a></text:p>
          <text:p text:style-name="P27"><text:a xlink:type="simple" xlink:href="#__RefHeading___Toc365_1997611456" text:style-name="Index_20_Link" text:visited-style-name="Index_20_Link">Перелік використаних джерел<text:tab/>3</text:a></text:p>
          <text:p text:style-name="P27"><text:a xlink:type="simple" xlink:href="#__RefHeading___Toc367_1997611456" text:style-name="Index_20_Link" text:visited-style-name="Index_20_Link">Додаток. Код програми.<text:tab/>3</text:a></text:p>
        </text:index-body>
      </text:table-of-content>
      <text:h text:style-name="P25" text:outline-level="1"/>
      <text:h text:style-name="P26" text:outline-level="1"><text:bookmark-start text:name="__RefHeading___Toc357_1997611456"/>Постановка задачі<text:bookmark-end text:name="__RefHeading___Toc357_1997611456"/></text:h>
      <text:p text:style-name="P19">Крайова задача — це задача відшукання єдиного розв’язку диференціального рівняння на проміжку <text:span text:style-name="T11">[a, b]</text:span>, і якій додаткові умови на значення шуканої функції формулюються більш ніж в одній точці. Найпростішою крайовою задачею для звичайних диференціальних рівнянь є двоточкова лінійна крайова задача для диференціального рівняння другого порядку.</text:p>
      <text:p text:style-name="P20">Крайова задача<text:span text:style-name="T6"> називається </text:span>лінійною<text:span text:style-name="T6">, якщо і диференціальне рівняння і крайові умови лінійні. Найпростіше лінійне диференціальне рівняння другого порядку має вигляд 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4"><draw:frame draw:style-name="fr1" draw:name="Object4" text:anchor-type="as-char" svg:y="-0.152in" svg:width="3.8098in" svg:height="0.2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Table2.A1" office:value-type="string">
              <text:p text:style-name="P3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2"><text:span text:style-name="T7">Т</text:span><text:span text:style-name="T6">ут</text:span><text:span text:style-name="T15"> </text:span><text:span text:style-name="T16">p(x), q(x), f(x</text:span><text:span text:style-name="T16">)</text:span><text:span text:style-name="T15"> </text:span><text:span text:style-name="T6">— задані на проміжку</text:span><text:span text:style-name="T15"> </text:span><text:span text:style-name="T16">[a,b]</text:span><text:span text:style-name="T15"> </text:span><text:span text:style-name="T6">неперервні функції. При таких коефіцієнтах будемо мати </text:span><text:span text:style-name="T8"><draw:frame draw:style-name="fr1" draw:name="Object8" text:anchor-type="as-char" svg:y="-0.1744in" svg:width="1.161in" svg:height="0.222in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, тобто </text:span><text:span text:style-name="T18">y(x)</text:span><text:span text:style-name="T6"> буде вдвічі неперервно диференційовною функцією.</text:span></text:p>
      <text:p text:style-name="P12"><text:span text:style-name="T6">Щоб знайти єдиний розв’язок рівняння (1) задають крайові умови.</text:span></text:p>
      <table:table table:name="Таблиця2" table:style-name="Таблиця2">
        <table:table-column table:style-name="Таблиця2.A"/>
        <table:table-column table:style-name="Таблиця2.B"/>
        <table:table-header-rows>
          <table:table-row>
            <table:table-cell table:style-name="Таблиця2.A1" office:value-type="string">
              <text:p text:style-name="P34"><draw:frame draw:style-name="fr1" draw:name="Об'єкт2" text:anchor-type="as-char" svg:y="-0.152in" svg:width="1.5937in" svg:height="0.2134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я2.A1" office:value-type="string">
              <text:p text:style-name="P35">(<text:sequence text:ref-name="refText2" text:name="Text" text:formula="ooow:Text+1" style:num-format="1">2</text:sequence>)</text:p>
            </table:table-cell>
          </table:table-row>
        </table:table-header-rows>
      </table:table>
      <table:table table:name="Таблиця1" table:style-name="Таблиця1">
        <table:table-column table:style-name="Таблиця1.A"/>
        <table:table-column table:style-name="Таблиця1.B"/>
        <table:table-header-rows>
          <table:table-row>
            <table:table-cell table:style-name="Таблиця1.A1" office:value-type="string">
              <text:p text:style-name="P34"><draw:frame draw:style-name="fr1" draw:name="Об'єкт1" text:anchor-type="as-char" svg:y="-0.152in" svg:width="1.5366in" svg:height="0.2134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я1.A1" office:value-type="string">
              <text:p text:style-name="P35">(<text:sequence text:ref-name="refText1" text:name="Text" text:formula="ooow:Text+1" style:num-format="1">3</text:sequence>)</text:p>
            </table:table-cell>
          </table:table-row>
        </table:table-header-rows>
      </table:table>
      <text:p text:style-name="P14"><text:span text:style-name="T6">де </text:span><text:span text:style-name="T8"><draw:frame draw:style-name="fr1" draw:name="Об'єкт4" text:anchor-type="as-char" svg:y="-0.1484in" svg:width="1.3118in" svg:height="0.2091in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6"><text:s/>— відомі сталі, причому такі, для яких виконуються умови</text:span></text:p>
      <table:table table:name="Таблиця3" table:style-name="Таблиця3">
        <table:table-column table:style-name="Таблиця3.A"/>
        <table:table-column table:style-name="Таблиця3.B"/>
        <table:table-header-rows>
          <table:table-row>
            <table:table-cell table:style-name="Таблиця3.A1" office:value-type="string">
              <text:p text:style-name="P34"><draw:frame draw:style-name="fr1" draw:name="Об'єкт3" text:anchor-type="as-char" svg:y="-0.1484in" svg:width="1.7083in" svg:height="0.2091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я3.A1" office:value-type="string">
              <text:p text:style-name="P3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12">Виконання умов (4) забезпечує існування крайових умов.</text:p>
      <text:p text:style-name="P12">Диференціальне рівняння (1) будемо називати однорідним, якщо функція<text:span text:style-name="T10"> </text:span><text:span text:style-name="T12">f(x)</text:span><text:span text:style-name="T10"> </text:span>є тотожн<text:span text:style-name="T22">і</text:span>м нулем на відрізку <text:span text:style-name="T17">[a,</text:span><text:span text:style-name="T19"> </text:span><text:span text:style-name="T17">b]</text:span>. Крайові умови (2), (3) будемо називати однорідними, якщо <text:span text:style-name="T13">A, B</text:span> одночасно дорівнюють нулю. <text:span text:style-name="T14">Крайова задача</text:span><text:span text:style-name="T6"> називається </text:span><text:span text:style-name="T14">однорідною</text:span><text:span text:style-name="T6">, якщо і диференціальне рівняння і крайові умови однорідні.</text:span></text:p>
      <text:p text:style-name="P13"><text:span text:style-name="T6">Лінійними крайовими умовами є також умови періодичності, які у випадку диференціального рівняння другого порядку мають вигляд</text:span></text:p>
      <text:p text:style-name="P17"><text:span text:style-name="T8"><draw:frame draw:style-name="fr1" draw:name="Об'єкт5" text:anchor-type="as-char" svg:y="-0.228in" svg:width="1.0008in" svg:height="0.4075in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13"><text:span text:style-name="T6">Для наближеного розв’язування крайових задач застосовують як чисельні так і аналітичні методи.</text:span></text:p>
      <text:h text:style-name="Heading_20_1" text:outline-level="1"><text:bookmark-start text:name="__RefHeading___Toc359_1997611456"/>1. Основні теоретичні частини<text:bookmark-end text:name="__RefHeading___Toc359_1997611456"/></text:h>
      <text:h text:style-name="P29" text:outline-level="2">Метод зведення крайової задачі до задач Коші</text:h>
      <text:p text:style-name="P21">В</text:p>
      <text:h text:style-name="P30" text:outline-level="2"><text:soft-page-break/>Метод сіток (метод скінченних різниць)</text:h>
      <text:p text:style-name="P22"/>
      <text:h text:style-name="P36" text:outline-level="3">Ідея методу. Система сіткових рівнянь</text:h>
      <text:p text:style-name="P23"/>
      <text:h text:style-name="P37" text:outline-level="3">Про розв’язність системи різницевих рівнянь</text:h>
      <text:h text:style-name="P31" text:outline-level="2">Метод прогонки</text:h>
      <text:p text:style-name="P24"/>
      <text:h text:style-name="P32" text:outline-level="2">Аналітичні методи розв’язування крайових задач</text:h>
      <text:p text:style-name="P22"/>
      <text:h text:style-name="P33" text:outline-level="2">Метод скінченних елементів ????</text:h>
      <text:p text:style-name="P22"/>
      <text:h text:style-name="Heading_20_1" text:outline-level="1"><text:bookmark-start text:name="__RefHeading___Toc361_1997611456"/>2. Чисельний експеримент та аналіз результатів<text:bookmark-end text:name="__RefHeading___Toc361_1997611456"/></text:h>
      <text:p text:style-name="P18"><text:span text:style-name="T9"/></text:p>
      <text:h text:style-name="Heading_20_1" text:outline-level="1"><text:bookmark-start text:name="__RefHeading___Toc363_1997611456"/>Висновки<text:bookmark-end text:name="__RefHeading___Toc363_1997611456"/></text:h>
      <text:p text:style-name="P10"/>
      <text:h text:style-name="Heading_20_1" text:outline-level="1"><text:bookmark-start text:name="__RefHeading___Toc365_1997611456"/>Перелік <text:span text:style-name="T21">використаних</text:span> джерел<text:bookmark-end text:name="__RefHeading___Toc365_1997611456"/></text:h>
      <text:p text:style-name="P11">1. Бойко Л.Т. “Основи чисельних методів” Навчальний посібник, 2009.</text:p>
      <text:h text:style-name="Heading_20_1" text:outline-level="1"><text:bookmark-start text:name="__RefHeading___Toc367_1997611456"/>Додаток. Код програми.<text:bookmark-end text:name="__RefHeading___Toc367_1997611456"/></text:h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in" fo:margin-right="0in" fo:text-align="justify" style:justify-single-word="false" fo:orphans="2" fo:widows="2" fo:hyphenation-ladder-count="no-limit" fo:text-indent="0.5in" style:auto-text-indent="false" fo:background-color="transparent" style:text-autospace="none" style:writing-mode="lr-tb"/>
      <style:text-properties style:use-window-font-color="true" style:font-name="Liberation Serif" fo:font-family="'Liberation Serif'" style:font-family-generic="roman" style:font-pitch="variable" fo:font-size="14pt" fo:language="uk" fo:country="UA" officeooo:rsid="0086ef33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erif" fo:font-family="'Liberation Serif'" style:font-family-generic="roman" style:font-pitch="variable" officeooo:rsid="001703c7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Стиль1" style:family="paragraph" style:parent-style-name="Standard" style:list-style-name="WW8Num3">
      <style:paragraph-properties fo:margin-left="0.248in" fo:margin-right="0in" fo:text-align="justify" style:justify-single-word="false" fo:hyphenation-ladder-count="no-limit" fo:text-indent="-0.248in" style:auto-text-indent="false" style:text-autospace="none">
        <style:tab-stops/>
      </style:paragraph-properties>
      <style:text-properties fo:language="uk" fo:country="UA" fo:hyphenate="false" fo:hyphenation-remain-char-count="2" fo:hyphenation-push-char-count="2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1619fc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fo:padding="0.0201in" fo:border="0.06pt solid #000000" style:text-autospace="none" style:writing-mode="lr-tb">
        <style:tab-stops/>
      </style:paragraph-properties>
      <style:text-properties fo:color="#000000" style:font-name="Liberation Mono" fo:font-family="'Liberation Mono'" style:font-family-generic="modern" style:font-pitch="fixed" fo:font-size="10pt" fo:language="uk" fo:country="UA" fo:font-weight="normal" officeooo:rsid="01210c34" style:font-size-asian="10pt" style:font-weight-asian="normal" style:font-size-complex="10pt" style:font-weight-complex="normal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15%" fo:font-weight="bold" officeooo:rsid="001703c7" style:font-size-asian="115%" style:font-weight-asian="bold" style:font-size-complex="115%" style:font-weight-complex="bold"/>
    </style:style>
    <style:style style:name="Table_20_Contents" style:display-name="Table Contents" style:family="paragraph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1f497d" fo:font-size="12pt" fo:font-weight="bold" style:font-size-asian="12pt" style:font-weight-asian="bold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apple-converted-space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color="#729fcf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fo:hyphenation-remain-char-count="2" fo:hyphenation-push-char-count="2"/>
    </style:style>
    <style:style style:name="MT1" style:family="text">
      <style:text-properties officeooo:rsid="01342080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-[</text:span><text:page-number text:select-page="current">3</text:page-number><text:span text:style-name="MT1">]-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ВІТ З ЛАБОРАТОРНОЇ РОБОТИ №</dc:title>
    <dc:subject/>
    <meta:keyword/>
    <dc:description/>
    <meta:initial-creator>KnightDanila</meta:initial-creator>
    <meta:creation-date>2014-04-27T22:13:00</meta:creation-date>
    <dc:date>2020-11-10T22:57:41.553868360</dc:date>
    <meta:editing-cycles>359</meta:editing-cycles>
    <meta:editing-duration>PT9H52M10S</meta:editing-duration>
    <meta:generator>LibreOffice/6.1.5.2$Linux_X86_64 LibreOffice_project/10$Build-2</meta:generator>
    <meta:document-statistic meta:table-count="4" meta:image-count="0" meta:object-count="7" meta:page-count="5" meta:paragraph-count="46" meta:word-count="313" meta:character-count="2322" meta:non-whitespace-character-count="2045"/>
  </office:meta>
</office:document-meta>
</file>

<file path=Object 1/content.xml><?xml version="1.0" encoding="utf-8"?>
<math xmlns="http://www.w3.org/1998/Math/MathML" display="block">
  <semantics>
    <mrow>
      <mi mathvariant="italic">Ly</mi>
      <mrow>
        <mrow>
          <mo fence="true" stretchy="false">(</mo>
          <mrow>
            <mi>x</mi>
          </mrow>
          <mo fence="true" stretchy="false">)</mo>
        </mrow>
        <mo stretchy="false">≡</mo>
        <mi>y</mi>
      </mrow>
      <mi>'</mi>
      <mi>'</mi>
      <mrow>
        <mrow>
          <mo fence="true" stretchy="false">(</mo>
          <mrow>
            <mi>x</mi>
          </mrow>
          <mo fence="true" stretchy="false">)</mo>
        </mrow>
        <mo stretchy="false">+</mo>
        <mi>p</mi>
      </mrow>
      <mrow>
        <mo fence="true" stretchy="false">(</mo>
        <mrow>
          <mi>x</mi>
        </mrow>
        <mo fence="true" stretchy="false">)</mo>
      </mrow>
      <mi>y</mi>
      <mi>'</mi>
      <mrow>
        <mrow>
          <mo fence="true" stretchy="false">(</mo>
          <mrow>
            <mi>x</mi>
          </mrow>
          <mo fence="true" stretchy="false">)</mo>
        </mrow>
        <mo stretchy="false">+</mo>
        <mi>q</mi>
      </mrow>
      <mrow>
        <mo fence="true" stretchy="false">(</mo>
        <mrow>
          <mi>x</mi>
        </mrow>
        <mo fence="true" stretchy="false">)</mo>
      </mrow>
      <mi>y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Ly(x) equiv y''( x ) + p( x )y'( x ) + q( x )y( x ) = f( x ),  x in [ a,b ]</annotation>
  </semantics>
</math>
</file>

<file path=Object 2/content.xml><?xml version="1.0" encoding="utf-8"?>
<math xmlns="http://www.w3.org/1998/Math/MathML" display="block">
  <semantics>
    <mrow>
      <msub>
        <mi>β</mi>
        <mn>0</mn>
      </msub>
      <mi>y</mi>
      <mrow>
        <mrow>
          <mo fence="true" stretchy="false">(</mo>
          <mrow>
            <mi>b</mi>
          </mrow>
          <mo fence="true" stretchy="false">)</mo>
        </mrow>
        <mo stretchy="false">+</mo>
        <msub>
          <mi>β</mi>
          <mn>1</mn>
        </msub>
      </mrow>
      <mi>y</mi>
      <mi>'</mi>
      <mrow>
        <mrow>
          <mo fence="true" stretchy="false">(</mo>
          <mrow>
            <mi>b</mi>
          </mrow>
          <mo fence="true" stretchy="false">)</mo>
        </mrow>
        <mo stretchy="false">=</mo>
        <mi>B</mi>
      </mrow>
      <mi>,</mi>
    </mrow>
    <annotation encoding="StarMath 5.0">%beta_0 y( b ) + %beta_1 y'( b ) = B,</annotation>
  </semantics>
</math>
</file>

<file path=Object 3/content.xml><?xml version="1.0" encoding="utf-8"?>
<math xmlns="http://www.w3.org/1998/Math/MathML" display="block">
  <semantics>
    <mrow>
      <msub>
        <mi>α</mi>
        <mn>0</mn>
      </msub>
      <mi>y</mi>
      <mrow>
        <mrow>
          <mo fence="true" stretchy="false">(</mo>
          <mrow>
            <mi>a</mi>
          </mrow>
          <mo fence="true" stretchy="false">)</mo>
        </mrow>
        <mo stretchy="false">+</mo>
        <msub>
          <mi>α</mi>
          <mn>1</mn>
        </msub>
      </mrow>
      <mi>y</mi>
      <mi>'</mi>
      <mrow>
        <mrow>
          <mo fence="true" stretchy="false">(</mo>
          <mrow>
            <mi>a</mi>
          </mrow>
          <mo fence="true" stretchy="false">)</mo>
        </mrow>
        <mo stretchy="false">=</mo>
        <mi>A</mi>
      </mrow>
      <mi>,</mi>
    </mrow>
    <annotation encoding="StarMath 5.0">%alpha_0 y( a ) + %alpha_1 y'( a ) = A,</annotation>
  </semantics>
</math>
</file>

<file path=Object 4/content.xml><?xml version="1.0" encoding="utf-8"?>
<math xmlns="http://www.w3.org/1998/Math/MathML" display="block">
  <semantics>
    <mrow>
      <mrow>
        <mrow>
          <mrow>
            <mo fence="true" stretchy="false">|</mo>
            <mrow>
              <msub>
                <mi>α</mi>
                <mn>0</mn>
              </msub>
            </mrow>
            <mo fence="true" stretchy="false">|</mo>
          </mrow>
          <mo stretchy="false">+</mo>
          <mrow>
            <mo fence="true" stretchy="false">|</mo>
            <mrow>
              <msub>
                <mi>α</mi>
                <mn>1</mn>
              </msub>
            </mrow>
            <mo fence="true" stretchy="false">|</mo>
          </mrow>
        </mrow>
        <mo stretchy="false">≠</mo>
        <mn>0,</mn>
      </mrow>
      <mrow>
        <mrow>
          <mrow>
            <mo fence="true" stretchy="false">|</mo>
            <mrow>
              <msub>
                <mi>β</mi>
                <mn>0</mn>
              </msub>
            </mrow>
            <mo fence="true" stretchy="false">|</mo>
          </mrow>
          <mo stretchy="false">+</mo>
          <mrow>
            <mo fence="true" stretchy="false">|</mo>
            <mrow>
              <msub>
                <mi>β</mi>
                <mn>1</mn>
              </msub>
            </mrow>
            <mo fence="true" stretchy="false">|</mo>
          </mrow>
        </mrow>
        <mo stretchy="false">≠</mo>
        <mn>0</mn>
      </mrow>
    </mrow>
    <annotation encoding="StarMath 5.0">lline %alpha_0 rline  + lline %alpha_1 rline &lt;&gt; 0, lline %beta_0 rline + lline %beta_1 rline &lt;&gt; 0</annotation>
  </semantics>
</math>
</file>

<file path=Object 5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∈</mo>
        <msup>
          <mi>C</mi>
          <mrow>
            <mo fence="true" stretchy="false">(</mo>
            <mrow>
              <mn>2</mn>
            </mrow>
            <mo fence="true" stretchy="false">)</mo>
          </mrow>
        </msup>
      </mrow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y( x ) in C^{ (2) }[ a,b ]</annotation>
  </semantics>
</math>
</file>

<file path=Object 6/content.xml><?xml version="1.0" encoding="utf-8"?>
<math xmlns="http://www.w3.org/1998/Math/MathML" display="block">
  <semantics>
    <mrow>
      <msub>
        <mi>α</mi>
        <mn>0</mn>
      </msub>
      <mi>,</mi>
      <msub>
        <mi>α</mi>
        <mn>1</mn>
      </msub>
      <mi>,</mi>
      <msub>
        <mi>β</mi>
        <mn>0</mn>
      </msub>
      <mi>,</mi>
      <msub>
        <mi>β</mi>
        <mn>1</mn>
      </msub>
      <mi>,</mi>
      <mi>A</mi>
      <mi>,</mi>
      <mi>B</mi>
    </mrow>
    <annotation encoding="StarMath 5.0">%alpha_0 , %alpha_1 , %beta_0 , %beta_1 , A, B</annotation>
  </semantics>
</math>
</file>

<file path=Object 7/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i>y</mi>
            </mrow>
            <mrow>
              <mo fence="true" stretchy="false">(</mo>
              <mrow>
                <mi>b</mi>
              </mrow>
              <mo fence="true" stretchy="false">)</mo>
            </mrow>
            <mi>,</mi>
          </mrow>
        </mtd>
      </mtr>
      <mtr>
        <mtd>
          <mrow>
            <mi>y</mi>
            <mi>'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i>y</mi>
            </mrow>
            <mi>'</mi>
            <mrow>
              <mo fence="true" stretchy="false">(</mo>
              <mrow>
                <mi>b</mi>
              </mrow>
              <mo fence="true" stretchy="false">)</mo>
            </mrow>
          </mrow>
        </mtd>
      </mtr>
    </mtable>
    <annotation encoding="StarMath 5.0">y( a )  = y( b ) , newline
y'( a ) = y'( b )</annotation>
  </semantics>
</math>
</file>